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059" svg:font-family="C059" style:font-pitch="variable"/>
    <style:font-face style:name="Helvetica Neue" svg:font-family="'Helvetica Neue'"/>
    <style:font-face style:name="Helvetica Neue1" svg:font-family="'Helvetica Neue'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Verdana, Geneva, sans-serif, sans-serif"/>
    <style:font-face style:name="docs-Helvetica Neue" svg:font-family="'docs-Helvetica Neue'"/>
    <style:font-face style:name="inherit" svg:font-family="inherit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background-color="#ffffff" fo:padding-left="0.064cm" fo:padding-right="0.064cm" fo:padding-top="0.049cm" fo:padding-bottom="0.049cm" fo:border="0.05pt solid #cccccc">
        <style:background-image/>
      </style:table-cell-properties>
    </style:style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background-color="#ffffff" fo:padding-left="0.064cm" fo:padding-right="0.064cm" fo:padding-top="0.049cm" fo:padding-bottom="0.049cm" fo:border="0.05pt solid #cccccc">
        <style:background-image/>
      </style:table-cell-properties>
    </style:style>
    <style:style style:name="Table3" style:family="table">
      <style:table-properties style:width="17cm" table:align="left" style:writing-mode="lr-tb"/>
    </style:style>
    <style:style style:name="Table3.A" style:family="table-column">
      <style:table-column-properties style:column-width="17cm"/>
    </style:style>
    <style:style style:name="Table3.A1" style:family="table-cell">
      <style:table-cell-properties style:vertical-align="middle" fo:background-color="#ffffff" fo:padding-left="0.064cm" fo:padding-right="0.064cm" fo:padding-top="0.049cm" fo:padding-bottom="0.049cm" fo:border="0.05pt solid #cccccc">
        <style:background-image/>
      </style:table-cell-properties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paragraph-rsid="00018c4e"/>
    </style:style>
    <style:style style:name="P3" style:family="paragraph" style:parent-style-name="Table_20_Contents">
      <style:paragraph-properties fo:margin-left="0cm" fo:margin-right="0cm" fo:margin-top="0.423cm" fo:margin-bottom="0.423cm" style:contextual-spacing="false" fo:text-indent="0cm" style:auto-text-indent="false"/>
      <style:text-properties fo:color="#000000" loext:opacity="100%" style:font-name="Liberation Serif" fo:font-size="8.39999961853027pt"/>
    </style:style>
    <style:style style:name="P4" style:family="paragraph" style:parent-style-name="Table_20_Contents">
      <style:paragraph-properties fo:margin-left="0cm" fo:margin-right="0cm" fo:margin-top="0.423cm" fo:margin-bottom="0.423cm" style:contextual-spacing="false" fo:text-indent="0cm" style:auto-text-indent="false"/>
      <style:text-properties fo:color="#000000" loext:opacity="100%" style:font-name="Liberation Serif" fo:font-size="8.39999961853027pt" fo:font-weight="normal"/>
    </style:style>
    <style:style style:name="P5" style:family="paragraph" style:parent-style-name="Table_20_Contents">
      <style:paragraph-properties fo:margin-top="0.423cm" fo:margin-bottom="0.423cm" style:contextual-spacing="false"/>
      <style:text-properties fo:color="#000000" loext:opacity="100%" style:font-name="Liberation Serif" fo:font-size="8.39999961853027pt" fo:font-weight="normal"/>
    </style:style>
    <style:style style:name="P6" style:family="paragraph" style:parent-style-name="Table_20_Contents">
      <style:paragraph-properties fo:margin-left="0cm" fo:margin-right="0cm" fo:margin-top="0.423cm" fo:margin-bottom="0.423cm" style:contextual-spacing="false" fo:text-indent="0cm" style:auto-text-indent="false"/>
      <style:text-properties fo:color="#000000" loext:opacity="100%" style:font-name="Liberation Serif" fo:font-size="8.39999961853027pt" fo:font-style="italic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1400d" loext:padding-left="0cm" loext:padding-right="0cm" loext:padding-top="0cm" loext:padding-bottom="0.318cm" loext:border-left="none" loext:border-right="none" loext:border-top="none" loext:border-bottom="0.06pt solid #ddddd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0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7.80000019073486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7.80000019073486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5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3c3c3c" loext:opacity="100%" style:font-name="Liberation Serif" fo:font-size="9.60000038146973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P16" style:family="paragraph" style:parent-style-name="Text_20_body">
      <style:text-properties style:font-name="Liberation Serif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 officeooo:paragraph-rsid="0001400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style:font-name="Liberation Serif"/>
    </style:style>
    <style:style style:name="P20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style:font-name="Liberation Serif" officeooo:paragraph-rsid="00018c4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 fo:font-size="16pt" style:font-size-asian="16pt" style:font-size-complex="16pt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officeooo:paragraph-rsid="00018c4e"/>
    </style:style>
    <style:style style:name="T1" style:family="text">
      <style:text-properties fo:font-size="10pt"/>
    </style:style>
    <style:style style:name="T2" style:family="text">
      <style:text-properties fo:color="#3c3c3c" loext:opacity="100%" style:text-line-through-style="none" style:text-line-through-type="none" style:font-name="Open Sans" fo:font-size="8.39999961853027pt" style:text-underline-style="none" fo:font-weight="bold" style:text-blinking="false" loext:padding="0cm" loext:border="none"/>
    </style:style>
    <style:style style:name="T3" style:family="text">
      <style:text-properties fo:color="#3c3c3c" loext:opacity="100%" style:text-line-through-style="none" style:text-line-through-type="none" style:font-name="Open Sans" fo:font-size="8.39999961853027pt" style:text-underline-style="none" fo:font-weight="bold" style:text-blinking="false" fo:background-color="#e4e4e4" loext:char-shading-value="0" loext:padding="0cm" loext:border="none"/>
    </style:style>
    <style:style style:name="T4" style:family="text">
      <style:text-properties fo:color="#3c3c3c" loext:opacity="100%" style:text-line-through-style="none" style:text-line-through-type="none" style:font-name="Open Sans" style:text-underline-style="none" fo:font-weight="bold" style:text-blinking="false" loext:padding="0cm" loext:border="none"/>
    </style:style>
    <style:style style:name="T5" style:family="text">
      <style:text-properties fo:color="#3c3c3c" loext:opacity="100%" style:text-line-through-style="none" style:text-line-through-type="none" style:font-name="Open Sans" fo:font-size="16pt" style:text-underline-style="none" fo:font-weight="bold" style:text-blinking="false" style:font-size-asian="16pt" style:font-size-complex="16pt" loext:padding="0cm" loext:border="none"/>
    </style:style>
    <style:style style:name="T6" style:family="text">
      <style:text-properties fo:font-variant="normal" fo:text-transform="none" fo:color="#000000" loext:opacity="100%" style:font-name="inherit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7" style:family="text">
      <style:text-properties fo:font-variant="normal" fo:text-transform="none" fo:color="#000000" loext:opacity="100%" style:font-name="Helvetica Neue1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9" style:family="text">
      <style:text-properties fo:font-variant="normal" fo:text-transform="none" fo:color="#000000" loext:opacity="100%" fo:letter-spacing="normal" fo:font-style="normal" fo:font-weight="normal" loext:padding-left="0cm" loext:padding-right="0cm" loext:padding-top="0cm" loext:padding-bottom="0.318cm" loext:border-left="none" loext:border-right="none" loext:border-top="none" loext:border-bottom="0.06pt solid #dddddd"/>
    </style:style>
    <style:style style:name="T10" style:family="text">
      <style:text-properties fo:font-variant="normal" fo:text-transform="none" fo:color="#0079bc" loext:opacity="100%" style:text-line-through-style="none" style:text-line-through-type="none" style:font-name="inherit" fo:font-size="10pt" fo:letter-spacing="normal" fo:font-style="normal" style:text-underline-style="none" fo:font-weight="normal" style:text-blinking="false" loext:padding-left="0cm" loext:padding-right="0cm" loext:padding-top="0cm" loext:padding-bottom="0.318cm" loext:border-left="none" loext:border-right="none" loext:border-top="none" loext:border-bottom="0.06pt solid #dddddd"/>
    </style:style>
    <style:style style:name="T11" style:family="text">
      <style:text-properties fo:font-variant="normal" fo:text-transform="none" fo:color="#3c3c3c" loext:opacity="100%" style:text-line-through-style="none" style:text-line-through-type="none" style:font-name="Open Sans" fo:font-size="8.39999961853027pt" fo:letter-spacing="normal" fo:font-style="normal" style:text-underline-style="none" fo:font-weight="bold" style:text-blinking="false" fo:background-color="#f1f1f1" loext:char-shading-value="0" loext:padding="0cm" loext:border="none"/>
    </style:style>
    <style:style style:name="T12" style:family="text">
      <style:text-properties fo:font-variant="normal" fo:text-transform="none" fo:color="#3c3c3c" loext:opacity="100%" style:text-line-through-style="none" style:text-line-through-type="none" style:font-name="Open Sans" fo:font-size="8.39999961853027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3" style:family="text">
      <style:text-properties fo:font-variant="normal" fo:text-transform="none" fo:color="#3c3c3c" loext:opacity="100%" style:text-line-through-style="none" style:text-line-through-type="none" style:font-name="Open Sans" fo:font-size="8.39999961853027pt" fo:letter-spacing="normal" fo:font-style="normal" style:text-underline-style="none" fo:font-weight="bold" style:text-blinking="false" fo:background-color="#e4e4e4" loext:char-shading-value="0" loext:padding="0cm" loext:border="none"/>
    </style:style>
    <style:style style:name="T14" style:family="text">
      <style:text-properties fo:font-variant="normal" fo:text-transform="none" fo:color="#3c3c3c" loext:opacity="100%" style:text-line-through-style="none" style:text-line-through-type="none" style:font-name="Open Sans" fo:letter-spacing="normal" fo:font-style="normal" style:text-underline-style="none" fo:font-weight="bold" style:text-blinking="false" fo:background-color="#f1f1f1" loext:char-shading-value="0" loext:padding="0cm" loext:border="none"/>
    </style:style>
    <style:style style:name="T15" style:family="text">
      <style:text-properties fo:font-variant="normal" fo:text-transform="none" fo:color="#3c3c3c" loext:opacity="100%" style:text-line-through-style="none" style:text-line-through-type="none" style:font-name="Open Sans" fo:letter-spacing="normal" fo:font-style="normal" style:text-underline-style="none" fo:font-weight="bold" style:text-blinking="false" fo:background-color="#e4e4e4" loext:char-shading-value="0" loext:padding="0cm" loext:border="none"/>
    </style:style>
    <style:style style:name="T16" style:family="text">
      <style:text-properties fo:font-variant="normal" fo:text-transform="none" fo:color="#3c3c3c" loext:opacity="100%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7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fo:font-weight="bold" style:text-blinking="false" fo:background-color="#f1f1f1" loext:char-shading-value="0" style:font-size-asian="16pt" style:font-size-complex="16pt" loext:padding="0cm" loext:border="none"/>
    </style:style>
    <style:style style:name="T18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fo:font-weight="bold" style:text-blinking="false" fo:background-color="#e4e4e4" loext:char-shading-value="0" style:font-size-asian="16pt" style:font-size-complex="16pt" loext:padding="0cm" loext:border="none"/>
    </style:style>
    <style:style style:name="T19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fo:font-weight="bold" style:text-blinking="false" fo:background-color="#e4e4e4" loext:char-shading-value="0" style:font-size-asian="16pt" style:font-weight-asian="bold" style:font-size-complex="16pt" style:font-weight-complex="bold" loext:padding="0cm" loext:border="none"/>
    </style:style>
    <style:style style:name="T20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fo:font-weight="bold" style:text-blinking="false" fo:background-color="#ffffff" loext:char-shading-value="0" style:font-size-asian="16pt" style:font-size-complex="16pt" loext:padding="0cm" loext:border="none"/>
    </style:style>
    <style:style style:name="T21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style:text-blinking="false" fo:background-color="#e4e4e4" loext:char-shading-value="0" style:font-size-asian="16pt" style:font-size-complex="16pt" loext:padding="0cm" loext:border="none"/>
    </style:style>
    <style:style style:name="T22" style:family="text">
      <style:text-properties fo:font-variant="normal" fo:text-transform="none" fo:color="#3c3c3c" loext:opacity="100%" style:text-line-through-style="none" style:text-line-through-type="none" style:font-name="Open Sans" fo:font-size="16pt" fo:letter-spacing="normal" fo:font-style="normal" style:text-underline-style="none" fo:font-weight="normal" style:text-blinking="false" fo:background-color="#e4e4e4" loext:char-shading-value="0" style:font-size-asian="16pt" style:font-weight-asian="normal" style:font-size-complex="16pt" style:font-weight-complex="normal" loext:padding="0cm" loext:border="none"/>
    </style:style>
    <style:style style:name="T23" style:family="text">
      <style:text-properties style:font-name="Helvetica Neue1"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s://learn.excelr.com/courses/course-v1:EXCELRSOLUTIONS+13052020+2020/courseware/d61f350ae0f34df4811b95baa2d3f4a7/4838230f00824ceb84cbd6703c56340b/" text:style-name="Internet_20_link" text:visited-style-name="Visited_20_Internet_20_Link"><text:span text:style-name="T5">Assignment Questions_List</text:span></text:a></text:p>
      <text:p text:style-name="P7"><text:span text:style-name="T5"/></text:p>
      <text:p text:style-name="P7">1. Write a Python program which accepts a sequence of comma-separated numbers from user and generate a list and a tuple with those numbers.</text:p>
      <text:section text:style-name="Sect1" text:name="seq_content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">Sample data : 3, 5, 7, 23</text:p>
            </table:table-cell>
          </table:table-row>
          <table:table-row>
            <table:table-cell table:style-name="Table1.A1" office:value-type="string">
              <text:p text:style-name="P4">Output :</text:p>
            </table:table-cell>
          </table:table-row>
          <table:table-row>
            <table:table-cell table:style-name="Table1.A1" office:value-type="string">
              <text:p text:style-name="P4">List : ['3', ' 5', ' 7', ' 23']</text:p>
            </table:table-cell>
          </table:table-row>
          <table:table-row>
            <table:table-cell table:style-name="Table1.A1" office:value-type="string">
              <text:p text:style-name="P5">Tuple : ('3', ' 5', ' 7', ' 23')</text:p>
            </table:table-cell>
          </table:table-row>
        </table:table>
        <text:p text:style-name="P7"/>
        <text:p text:style-name="P7"/>
        <text:p text:style-name="P7">2. Write a Python program to display the first and last colors from the following list.</text:p>
        <text:p text:style-name="P13">color_list = ["Red","Green","White" ,"Black"]</text:p>
        <text:p text:style-name="P7">3. Write a Python program to print the even numbers from a given list.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6">Sample List : [1, 2, 3, 4, 5, 6, 7, 8, 9]</text:p>
            </table:table-cell>
          </table:table-row>
          <table:table-row>
            <table:table-cell table:style-name="Table2.A1" office:value-type="string">
              <text:p text:style-name="P5">Expected Result : [2, 4, 6, 8]</text:p>
            </table:table-cell>
          </table:table-row>
        </table:table>
        <text:p text:style-name="P16"/>
      </text:section>
      <text:p text:style-name="P1"><text:line-break/></text:p>
      <text:p text:style-name="P1"/>
      <text:p text:style-name="P16"><text:a xlink:type="simple" xlink:href="https://learn.excelr.com/courses/course-v1:EXCELRSOLUTIONS+13052020+2020/courseware/d61f350ae0f34df4811b95baa2d3f4a7/b4753601d4db4fa585a7b9e39049bad3/" text:style-name="Internet_20_link" text:visited-style-name="Visited_20_Internet_20_Link"><text:span text:style-name="T17">Module</text:span></text:a></text:p>
      <text:p text:style-name="P1"/>
      <text:p text:style-name="P1"/>
      <text:p text:style-name="P1"/>
      <text:p text:style-name="P11">1. Write a Python program to calculate number of days between two dates. Hint: use Datetime package/modul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Sample dates : (2014, 7, 2), (2014, 7, 11)</text:p>
          </table:table-cell>
        </table:table-row>
        <table:table-row>
          <table:table-cell table:style-name="Table3.A1" office:value-type="string">
            <text:p text:style-name="P5">Expected output : 9 days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6"><text:a xlink:type="simple" xlink:href="https://learn.excelr.com/courses/course-v1:EXCELRSOLUTIONS+13052020+2020/courseware/d61f350ae0f34df4811b95baa2d3f4a7/76fdf71f56984111b539baeca70240d6/" text:style-name="Internet_20_link" text:visited-style-name="Visited_20_Internet_20_Link"><text:span text:style-name="T20">Functions</text:span></text:a></text:p>
      <text:p text:style-name="P19"><text:span text:style-name="T12"/></text:p>
      <text:p text:style-name="P1"/>
      <text:p text:style-name="P8">1. Write a Python program to get the volume of a sphere with radius 6.</text:p>
      <text:p text:style-name="P8">2. Write a Python program to calculate the sum of three given numbers, if the values are equal then return three times of their sum hint: write User defined functions</text:p>
      <text:p text:style-name="P8">3. Write a Python program to count the number 4 in a given list.</text:p>
      <text:p text:style-name="P9">List = [1,4,6,8,4,9,4]</text:p>
      <text:p text:style-name="P17"><text:span text:style-name="T8">4. Write a Python program to print all even numbers from a given numbers list in the same order and stop the printing if any numbers that come after 237 in the sequence.</text:span></text:p>
      <text:p text:style-name="P17"><text:span text:style-name="T8"/></text:p>
      <text:p text:style-name="P17"><text:span text:style-name="T8">Sample numbers list :</text:span></text:p>
      <text:p text:style-name="P9">399, 162, 758, 219, 918, 237, 412, 566, 826, 248, 866, 950, 626, 949, 687, 217,</text:p>
      <text:p text:style-name="P15">815, 67, 104, 58, 512, 24, 892, 894, 767, 553, 81, 379, 843, 831, 445, 742, 717,</text:p>
      <text:p text:style-name="P9">958,743, 527]</text:p>
      <text:p text:style-name="P8">5. Write a Python program to find those numbers which are divisible by 7 and multiple of 5, between 1500 and 2700 (both included)</text:p>
      <text:p text:style-name="P8">6. Write a Python program that prints all the numbers from 0 to 6 except 3 and 6.</text:p>
      <text:p text:style-name="P9">Note : Use 'continue' statement.</text:p>
      <text:p text:style-name="P9">Expected Output : 0 1 2 4 5</text:p>
      <text:p text:style-name="P8">7. Write a Python program to get the Fibonacci series between 0 to 50.</text:p>
      <text:p text:style-name="P9">Note : The Fibonacci Sequence is the series of numbers :</text:p>
      <text:p text:style-name="P9"><text:soft-page-break/>0, 1, 1, 2, 3, 5, 8, 13, 21, ....</text:p>
      <text:p text:style-name="P9">Every next number is found by adding up the two numbers before it.</text:p>
      <text:p text:style-name="P9">Expected Output : 1 1 2 3 5 8 13 21 34</text:p>
      <text:p text:style-name="P8">8. Write a Python program to get the Fibonacci series between 0 to 50.</text:p>
      <text:p text:style-name="P9">Note : The Fibonacci Sequence is the series of numbers :</text:p>
      <text:p text:style-name="P9">0, 1, 1, 2, 3, 5, 8, 13, 21, ....</text:p>
      <text:p text:style-name="P9">Every next number is found by adding up the two numbers before it.</text:p>
      <text:p text:style-name="P9">Expected Output : 1 1 2 3 5 8 13 21 34</text:p>
      <text:p text:style-name="P8">9. Write a Python function that takes a list and returns a new list with unique elements of the first list.</text:p>
      <text:p text:style-name="P9">Sample List : [1,2,3,3,3,3,4,5]</text:p>
      <text:p text:style-name="P9">Unique List : [1, 2, 3, 4, 5]</text:p>
      <text:p text:style-name="P1"/>
      <text:p text:style-name="P23"><text:a xlink:type="simple" xlink:href="https://learn.excelr.com/courses/course-v1:EXCELRSOLUTIONS+13052020+2020/courseware/d61f350ae0f34df4811b95baa2d3f4a7/262fafa16f404488a1d431da97144835/" text:style-name="Internet_20_link" text:visited-style-name="Visited_20_Internet_20_Link"><text:span text:style-name="T20">Strings</text:span></text:a></text:p>
      <text:p text:style-name="P20"><text:span text:style-name="T12"/></text:p>
      <text:p text:style-name="P1"/>
      <text:p text:style-name="P1">1. Write a Python program to concatenate all elements in a list into a string and return it.</text:p>
      <text:p text:style-name="P1"/>
      <text:p text:style-name="P23"><text:a xlink:type="simple" xlink:href="https://learn.excelr.com/courses/course-v1:EXCELRSOLUTIONS+13052020+2020/courseware/d61f350ae0f34df4811b95baa2d3f4a7/a7cca51c548a4c088aca1da34737c616/" text:style-name="Internet_20_link" text:visited-style-name="Visited_20_Internet_20_Link"><text:span text:style-name="T20"/></text:a></text:p>
      <text:p text:style-name="P23"><text:a xlink:type="simple" xlink:href="https://learn.excelr.com/courses/course-v1:EXCELRSOLUTIONS+13052020+2020/courseware/d61f350ae0f34df4811b95baa2d3f4a7/a7cca51c548a4c088aca1da34737c616/" text:style-name="Internet_20_link" text:visited-style-name="Visited_20_Internet_20_Link"><text:span text:style-name="T20">Dictionary</text:span></text:a></text:p>
      <text:p text:style-name="P23"><text:span text:style-name="T13"/></text:p>
      <text:p text:style-name="P2"/>
      <text:p text:style-name="P1"/>
      <text:p text:style-name="P11">1. Write a Python script to concatenate following dictionaries to create a new one.</text:p>
      <text:p text:style-name="P12">Sample Dictionary :</text:p>
      <text:p text:style-name="P12">dic1={1:10, 2:20}</text:p>
      <text:p text:style-name="P12"><text:soft-page-break/>dic2={3:30, 4:40}</text:p>
      <text:p text:style-name="P12">dic3={5:50,6:60}</text:p>
      <text:p text:style-name="P12">Expected Result : {1: 10, 2: 20, 3: 30, 4: 40, 5: 50, 6: 60}</text:p>
      <text:p text:style-name="P1"/>
      <text:p text:style-name="P23"><text:a xlink:type="simple" xlink:href="https://learn.excelr.com/courses/course-v1:EXCELRSOLUTIONS+13052020+2020/courseware/d61f350ae0f34df4811b95baa2d3f4a7/a8586abf8a0f493c96527506617bd669/" text:style-name="Internet_20_link" text:visited-style-name="Visited_20_Internet_20_Link"><text:span text:style-name="T20">Series</text:span></text:a></text:p>
      <text:p text:style-name="P23"><text:span text:style-name="T13"/></text:p>
      <text:p text:style-name="P11">1. Write a Python program to add, subtract, multiple and divide two Pandas Series.</text:p>
      <text:p text:style-name="P12">Sample Series: [2, 4, 6, 8, 10], [1, 3, 5, 7, 9]</text:p>
      <text:p text:style-name="P23"><text:a xlink:type="simple" xlink:href="https://learn.excelr.com/courses/course-v1:EXCELRSOLUTIONS+13052020+2020/courseware/d61f350ae0f34df4811b95baa2d3f4a7/ccf32630b386440fbd48e013741ec599/" text:style-name="Internet_20_link" text:visited-style-name="Visited_20_Internet_20_Link"><text:span text:style-name="T20"/></text:a></text:p>
      <text:p text:style-name="P23"><text:a xlink:type="simple" xlink:href="https://learn.excelr.com/courses/course-v1:EXCELRSOLUTIONS+13052020+2020/courseware/d61f350ae0f34df4811b95baa2d3f4a7/ccf32630b386440fbd48e013741ec599/" text:style-name="Internet_20_link" text:visited-style-name="Visited_20_Internet_20_Link"><text:span text:style-name="T20">Data Frame</text:span></text:a></text:p>
      <text:p text:style-name="P23"><text:span text:style-name="T3"/></text:p>
      <text:p text:style-name="P17"><text:span text:style-name="T8">1. Write a Pandas program to select the specified columns and rows from a given data frame.</text:span></text:p>
      <text:p text:style-name="P17"><text:span text:style-name="T8">Sample Python dictionary data and list labels:</text:span></text:p>
      <text:p text:style-name="P9">Select 'name' and 'score' columns in rows 1, 3, 5, 6 from the following data frame.</text:p>
      <text:p text:style-name="P9">exam_data = {'name': ['Anastasia', 'Dima', 'Katherine', 'James', 'Emily', 'Michael', 'Matthew', 'Laura', 'Kevin', 'Jonas'],</text:p>
      <text:p text:style-name="P9">score': [12.5, 9, 16.5, np.nan, 9, 20, 14.5, np.nan, 8, 19],</text:p>
      <text:p text:style-name="P9">attempts': [1, 3, 2, 3, 2, 3, 1, 1, 2, 1],</text:p>
      <text:p text:style-name="P9">qualify': ['yes', 'no', 'yes', 'no', 'no', 'yes', 'yes', 'no', 'no', 'yes']}</text:p>
      <text:p text:style-name="P9">labels = ['a', 'b', 'c', 'd', 'e', 'f', 'g', 'h', 'i', 'j']</text:p>
      <text:p text:style-name="P9">Expected Output:</text:p>
      <text:p text:style-name="P9">Select specific columns and rows:</text:p>
      <text:p text:style-name="P10">name score</text:p>
      <text:p text:style-name="P10"><text:soft-page-break/>b Dima 9.0</text:p>
      <text:p text:style-name="P9">d James NaN</text:p>
      <text:p text:style-name="P9">f Michael 20.0</text:p>
      <text:p text:style-name="P9">g Matthew 14.5</text:p>
      <text:p text:style-name="P8">2. Use Crime dataset from LMS</text:p>
      <text:p text:style-name="P9">I) find the aggregations like all moments of business decisions for all columns,value counts.</text:p>
      <text:p text:style-name="P9">II) do the plottings like plottings like histogram, boxplot, scatterplot, barplot, piechart,dot chart.</text:p>
      <text:p text:style-name="P8">3. use mtcars dataset from LMS</text:p>
      <text:p text:style-name="P9">A) delete/ drop rows-10 to 15 of all columns</text:p>
      <text:p text:style-name="P9">B)drop the VOL column</text:p>
      <text:p text:style-name="P9">C)write the forloop to get value_counts of all cloumns</text:p>
      <text:p text:style-name="P8">4. Use Bank Dataset from LMS</text:p>
      <text:p text:style-name="P9">A)change all the categorical columns into numerical by creating Dummies and using label encoder.</text:p>
      <text:p text:style-name="P9">B) rename all the column names DF</text:p>
      <text:p text:style-name="P9">C) Rename only one specific column in DF</text:p>
      <text:p text:style-name="P18"><text:span text:style-name="T8">5. After doing all the changes in bank data(Q19). save the file in your directory in Csv Format.</text:span></text:p>
      <text:p text:style-name="P18"><text:span text:style-name="T8"/></text:p>
      <text:p text:style-name="P23"><text:a xlink:type="simple" xlink:href="https://learn.excelr.com/courses/course-v1:EXCELRSOLUTIONS+13052020+2020/courseware/d61f350ae0f34df4811b95baa2d3f4a7/7f2ebf7e6e6842eb95932ca9223f9465/" text:style-name="Internet_20_link" text:visited-style-name="Visited_20_Internet_20_Link"><text:span text:style-name="T19">Basic Programs</text:span></text:a></text:p>
      <text:p text:style-name="P21"><text:span text:style-name="T9"/></text:p>
      <text:p text:style-name="P14"><text:soft-page-break/><text:span text:style-name="T1">1. Write Python Programs to use various operators in Python</text:span></text:p>
      <text:p text:style-name="P14">2. Create list of elements and slice and dice it</text:p>
      <text:p text:style-name="P14">3. Using while loop accept numbers until sum of numbers is less than 100</text:p>
      <text:p text:style-name="P14">4. Write a python program Read &amp; write Excel files </text:p>
      <text:p text:style-name="P14">5. Write a python program to scrape reviews from a commercial web site</text:p>
      <text:p text:style-name="P14">6. Create a 3x3 matrix with values ranging from 2 to 10 using numpy</text:p>
      <text:p text:style-name="P14">7. Write a Python program to convert a list of numeric value into a one-dimensional NumPy array</text:p>
      <text:p text:style-name="P14">8. "Write a Python program to create a null vector of size 10 and update sixth value to 11.</text:p>
      <text:p text:style-name="P18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059" svg:font-family="C059" style:font-pitch="variable"/>
    <style:font-face style:name="Helvetica Neue" svg:font-family="'Helvetica Neue'"/>
    <style:font-face style:name="Helvetica Neue1" svg:font-family="'Helvetica Neue'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Verdana, Geneva, sans-serif, sans-serif"/>
    <style:font-face style:name="docs-Helvetica Neue" svg:font-family="'docs-Helvetica Neue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04:25.629730041</meta:creation-date>
    <dc:date>2023-09-22T18:15:46.533370611</dc:date>
    <meta:editing-duration>PT11M21S</meta:editing-duration>
    <meta:editing-cycles>2</meta:editing-cycles>
    <meta:generator>LibreOffice/7.4.7.2$Linux_X86_64 LibreOffice_project/40$Build-2</meta:generator>
    <meta:document-statistic meta:table-count="3" meta:image-count="0" meta:object-count="0" meta:page-count="6" meta:paragraph-count="92" meta:word-count="909" meta:character-count="4756" meta:non-whitespace-character-count="3936"/>
  </office:meta>
</office:document-meta>
</file>